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style:style>
    <style:style style:name="P31" style:family="paragraph" style:parent-style-name="Text_20_body">
      <style:paragraph-properties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Standard" style:list-style-name="L25"/>
    <style:style style:name="P41" style:family="paragraph" style:parent-style-name="Standard" style:list-style-name="L33"/>
    <style:style style:name="P42"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2"/>
    <style:style style:name="P65" style:family="paragraph" style:parent-style-name="Text_20_body" style:list-style-name="L23"/>
    <style:style style:name="P66" style:family="paragraph" style:parent-style-name="Text_20_body" style:list-style-name="L24"/>
    <style:style style:name="P67" style:family="paragraph" style:parent-style-name="Text_20_body" style:list-style-name="L26"/>
    <style:style style:name="P68" style:family="paragraph" style:parent-style-name="Text_20_body" style:list-style-name="L27"/>
    <style:style style:name="P69" style:family="paragraph" style:parent-style-name="Text_20_body" style:list-style-name="L28"/>
    <style:style style:name="P70" style:family="paragraph" style:parent-style-name="Text_20_body" style:list-style-name="L29"/>
    <style:style style:name="P71" style:family="paragraph" style:parent-style-name="Text_20_body" style:list-style-name="L30"/>
    <style:style style:name="P72" style:family="paragraph" style:parent-style-name="Text_20_body" style:list-style-name="L31"/>
    <style:style style:name="P73" style:family="paragraph" style:parent-style-name="Text_20_body" style:list-style-name="L32"/>
    <style:style style:name="P74" style:family="paragraph" style:parent-style-name="Text_20_body" style:list-style-name="L34"/>
    <style:style style:name="P75" style:family="paragraph" style:parent-style-name="Text_20_body" style:list-style-name="L35"/>
    <style:style style:name="P76" style:family="paragraph" style:parent-style-name="Text_20_body" style:list-style-name="L22">
      <style:paragraph-properties fo:margin-left="1.251cm" fo:margin-right="0cm" fo:text-indent="0cm" style:auto-text-indent="false"/>
    </style:style>
    <style:style style:name="P77" style:family="paragraph" style:parent-style-name="Text_20_body" style:list-style-name="L27">
      <style:paragraph-properties fo:margin-left="1.251cm" fo:margin-right="0cm" fo:text-indent="0cm" style:auto-text-indent="false"/>
    </style:style>
    <style:style style:name="P78" style:family="paragraph" style:parent-style-name="Text_20_body" style:list-style-name="L33">
      <style:paragraph-properties fo:margin-left="2.205cm" fo:margin-right="0cm" fo:text-indent="0cm" style:auto-text-indent="false"/>
    </style:style>
    <style:style style:name="P79" style:family="paragraph" style:parent-style-name="Heading_20_2" style:master-page-name="">
      <style:paragraph-properties style:page-number="auto" fo:break-before="page"/>
    </style:style>
    <style:style style:name="P80" style:family="paragraph" style:parent-style-name="Heading_20_1" style:master-page-name="">
      <style:paragraph-properties style:page-number="auto" fo:break-before="page"/>
    </style:style>
    <style:style style:name="P81" style:family="paragraph" style:parent-style-name="Heading_20_1" style:master-page-name="">
      <style:paragraph-properties style:page-number="auto" fo:break-before="page">
        <style:tab-stops/>
      </style:paragraph-properties>
    </style:style>
    <style:style style:name="P82" style:family="paragraph" style:parent-style-name="Heading_20_1" style:master-page-name="">
      <style:paragraph-properties style:page-number="auto" fo:break-before="auto" fo:break-after="auto"/>
    </style:style>
    <style:style style:name="P83" style:family="paragraph" style:parent-style-name="hlp_5f_list_5f_dot" style:list-style-name="hlp_5f_list_5f_dot"/>
    <style:style style:name="P84" style:family="paragraph" style:parent-style-name="Corps_20_de_20_texte.Paragraph" style:list-style-name="L22">
      <style:paragraph-properties fo:margin-left="1.251cm" fo:margin-right="0cm" fo:text-indent="0cm" style:auto-text-indent="false"/>
    </style:style>
    <style:style style:name="P85" style:family="paragraph" style:parent-style-name="Heading_20_3" style:master-page-name="">
      <style:paragraph-properties style:page-number="auto" fo:break-before="page"/>
    </style:style>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7" style:family="paragraph">
      <style:paragraph-properties fo:text-align="start"/>
      <style:text-properties style:text-line-through-style="none" style:font-name="Arial4" fo:font-size="10pt" fo:font-style="normal" style:text-underline-style="none" fo:font-weight="normal"/>
    </style:style>
    <style:style style:name="P88" style:family="paragraph">
      <style:paragraph-properties fo:text-align="center"/>
      <style:text-properties style:text-line-through-style="none" style:font-name="Arial4" fo:font-size="11pt" fo:font-style="normal" style:text-underline-style="none" fo:font-weight="normal"/>
    </style:style>
    <style:style style:name="P89"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loext:opacity="100%"/>
    </style:style>
    <style:style style:name="T11" style:family="text">
      <style:text-properties fo:color="#800000" style:font-name="Bitstream Vera Sans Mono1" fo:font-weight="bold" style:font-weight-asian="bold" style:font-weight-complex="bold" loext:opacity="100%"/>
    </style:style>
    <style:style style:name="T12" style:family="text">
      <style:text-properties fo:color="#800000" fo:font-weight="bold" style:font-weight-asian="bold" style:font-weight-complex="bold" loext:opacity="100%"/>
    </style:style>
    <style:style style:name="T13" style:family="text">
      <style:text-properties fo:color="#800000" fo:font-weight="bold" fo:background-color="#ffff00" style:font-weight-asian="bold" style:font-weight-complex="bold" loext:opacity="100%"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loext:opacity="0%"/>
    </style:style>
    <style:style style:name="T20" style:family="text">
      <style:text-properties style:use-window-font-color="true" style:font-name="Courier New1" fo:font-size="10pt" style:font-name-asian="Courier New1" style:font-size-asian="10pt" style:font-name-complex="Courier New1" style:font-size-complex="10pt" loext:opacity="0%"/>
    </style:style>
    <style:style style:name="T21" style:family="text">
      <style:text-properties fo:background-color="#ffcc99" loext:char-shading-value="0"/>
    </style:style>
    <style:style style:name="T22" style:family="text">
      <style:text-properties fo:color="#000000" loext:opacity="1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loext:opacity="100%"/>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allow-overlap="true"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4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4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yw-cnv-0.99.0.oxt&#13;Update file created : yw-cnv.update.xml&#13;&#13;14.03.2021 23:38:06&#13;&#13;__ Compilation of the extension &quot;For all users&quot; __&#13;&#13;Extension package created : yw-cnv-s-0.99.0.oxt&#13;Update file created : yw-cnv-s.update.xml&#13;&#13;14.03.2021 23:38:0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lo-A-0.1.0.oxt&#13;&#13;13.06.2020 11:27:0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yw-cnv-L-0.99.0.oxt&#13;Update file created : yw-cnv-L.update.xml&#13;&#13;14.06.2023 14:37:30&#13;&#13;__ Compilation of the extension &quot;For all users&quot; __&#13;&#13;&#13;Extension package created : yw-cnv-Ls-0.99.0.oxt&#13;Update file created : yw-cnv-Ls.update.xml&#13;&#13;14.06.2023 14:37:3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31"/>
      <text:p text:style-name="P32">Extension Compiler</text:p>
      <text:p text:style-name="TitreDoc">Description and Tool for</text:p>
      <text:p text:style-name="TitreDoc">tools eExtension : <text:file-name text:display="name">yw-cnv</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6149837927616313813" text:style-name="L1">
        <text:list-item>
          <text:p text:style-name="P43">Basic macros with add-on buttons and / or menus (just like the old Add-On concept)</text:p>
        </text:list-item>
        <text:list-item>
          <text:p text:style-name="P43">Java, JavaScript, Beanshell, Python based scripts with add-on buttons and / or menus</text:p>
        </text:list-item>
        <text:list-item>
          <text:p text:style-name="P43">Only a script library or dialog library without any addition or change in buttons or menu </text:p>
        </text:list-item>
        <text:list-item>
          <text:p text:style-name="P43">Configuration files, including changes (mergings) in existing menus and toolbars</text:p>
        </text:list-item>
        <text:list-item>
          <text:p text:style-name="P43">Extensions containing Uno components</text:p>
        </text:list-item>
        <text:list-item>
          <text:p text:style-name="P43">Extensions using libraries in native computer language.</text:p>
        </text:list-item>
        <text:list-item>
          <text:p text:style-name="P43">Or a mix of the elements above.</text:p>
        </text:list-item>
        <text:list-item>
          <text:p text:style-name="P43">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9"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4302380679785159580" text:style-name="L2">
        <text:list-item>
          <text:p text:style-name="P44">Version 2.1.2 :</text:p>
        </text:list-item>
      </text:list>
      <text:list xml:id="list754841446947451725" text:style-name="L3">
        <text:list-item>
          <text:list>
            <text:list-item>
              <text:p text:style-name="P45">Localized help : resolved non-functional hyperlink due to API incompatibility introduced by Apache OpenOffice 4.1 (and LibreOffice 4.0).</text:p>
            </text:list-item>
          </text:list>
        </text:list-item>
      </text:list>
      <text:list xml:id="list34612601" text:continue-list="list4302380679785159580" text:style-name="L2">
        <text:list-item>
          <text:p text:style-name="P44">Version 2.1.1 :</text:p>
        </text:list-item>
      </text:list>
      <text:list xml:id="list2423433206855372487" text:style-name="L4">
        <text:list-item>
          <text:list>
            <text:list-item>
              <text:p text:style-name="P46">Documentation chapter 3.7.10 <text:span text:style-name="InstructionMacro">setMergePoint</text:span>, the list of commands for Arg2 was incorrect.</text:p>
            </text:list-item>
            <text:list-item>
              <text:p text:style-name="P46">Example in module Template7 had an incorrect argument Arg3 in <text:span text:style-name="InstructionMacro">setMergePoint</text:span>.</text:p>
            </text:list-item>
            <text:list-item>
              <text:p text:style-name="P46">When creating an hyperlink in a help page, the keyword (internal, external, etc) is now recognized in any character case.</text:p>
            </text:list-item>
            <text:list-item>
              <text:p text:style-name="P46">Creation of localized help, hyperlink to an existing OpenOffice help page : the address of a help page displayed by the macro was incorrect when the page was found by a help search.</text:p>
            </text:list-item>
          </text:list>
        </text:list-item>
      </text:list>
      <text:list xml:id="list34629295" text:continue-list="list34612601" text:style-name="L2">
        <text:list-item>
          <text:p text:style-name="P44">Version 2.1.0 :</text:p>
        </text:list-item>
      </text:list>
      <text:list xml:id="list4176148695199992718" text:style-name="L5">
        <text:list-item>
          <text:list>
            <text:list-item>
              <text:p text:style-name="P47">An extension can define several toolbars (instead of only one).</text:p>
            </text:list-item>
            <text:list-item>
              <text:p text:style-name="P47">The list of Application contexts is revised, see chapter 3.5.</text:p>
            </text:list-item>
            <text:list-item>
              <text:p text:style-name="P47">The argument of <text:span text:style-name="InstructionMacro">beginMergeInstruction</text:span> becomes mandatory.</text:p>
            </text:list-item>
          </text:list>
        </text:list-item>
      </text:list>
      <text:list xml:id="list34636536" text:continue-list="list34629295" text:style-name="L2">
        <text:list-item>
          <text:p text:style-name="P44">Version 2.0.0 :</text:p>
        </text:list-item>
      </text:list>
      <text:list xml:id="list1287584935070230233" text:style-name="L6">
        <text:list-item>
          <text:list>
            <text:list-item>
              <text:p text:style-name="P48">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8"><text:s/>As a consequence of above, block <text:span text:style-name="InstructionMacro">Dependencies</text:span> and instruction <text:span text:style-name="InstructionMacro">setOOoDependency</text:span> are suppressed.</text:p>
            </text:list-item>
            <text:list-item>
              <text:p text:style-name="P48">Arg3 of <text:span text:style-name="InstructionMacro">beginDescription</text:span> is no longer used.</text:p>
            </text:list-item>
            <text:list-item>
              <text:p text:style-name="P48">Syntax of Block <text:span text:style-name="InstructionMacro">UpdateInformation</text:span> and instruction <text:span text:style-name="InstructionMacro">setUpdateSource</text:span> have changed.</text:p>
            </text:list-item>
            <text:list-item>
              <text:p text:style-name="P48">Syntax of instruction <text:span text:style-name="InstructionMacro">setLicense</text:span> has changed.</text:p>
            </text:list-item>
            <text:list-item>
              <text:p text:style-name="P48">Some obsolete extension features are no longer supported. Compiled extensions now need OpenOffice.org version 2.4 or more recent (LibreOffice, Apache OpenOffice).</text:p>
            </text:list-item>
            <text:list-item>
              <text:p text:style-name="P48">Macros of this document are now published under Apache License version 2.0.</text:p>
            </text:list-item>
          </text:list>
        </text:list-item>
      </text:list>
      <text:list xml:id="list34618956" text:continue-list="list34636536" text:style-name="L2">
        <text:list-item>
          <text:p text:style-name="P44">Version 1.5.3 :</text:p>
        </text:list-item>
      </text:list>
      <text:list xml:id="list3978693981201122156" text:style-name="L7">
        <text:list-item>
          <text:list>
            <text:list-item>
              <text:p text:style-name="P49">Help pages containing an hyperlink to an OpenOffice help page : a macro provides now the address of the page. See explanations at <text:span text:style-name="T8">Page7 : Hyperlinks</text:span>.</text:p>
            </text:list-item>
            <text:list-item>
              <text:p text:style-name="P49">The license examples are purged from the directives for use which are not part of the license itself.</text:p>
            </text:list-item>
            <text:list-item>
              <text:p text:style-name="P49">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9033667446400148257" text:style-name="L8">
        <text:list-item>
          <text:p text:style-name="P50">Basic library Standard, Module1 : your instruction inside the Sub myExtension</text:p>
        </text:list-item>
        <text:list-item>
          <text:p text:style-name="P50"><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0">Localized <text:a xlink:type="simple" xlink:href="#6.4.2.Help pages for ExtensionCompiler|outline" text:style-name="Internet_20_link" text:visited-style-name="Visited_20_Internet_20_Link">help text pages and trees</text:a>.</text:p>
        </text:list-item>
      </text:list>
      <text:h text:style-name="P8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yw-cnv</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79"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name="Form1" draw:style-name="gr1" draw:text-style-name="P87" svg:width="0.802cm" svg:height="0.451cm" svg:x="2.3cm" svg:y="0.199cm" draw:control="control1"/><draw:control text:anchor-type="paragraph" draw:z-index="4" draw:name="Form2" draw:style-name="gr1" draw:text-style-name="P87"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name="Form3" draw:style-name="gr1" draw:text-style-name="P87" svg:width="0.802cm" svg:height="0.451cm" svg:x="2.304cm" svg:y="0.199cm" draw:control="control3"/><draw:control text:anchor-type="paragraph" draw:z-index="6" draw:name="Form4" draw:style-name="gr1" draw:text-style-name="P87" svg:width="9cm" svg:height="0.451cm" svg:x="3.6cm" svg:y="0.196cm" draw:control="control4"/>To version</text:p>
      <text:p text:style-name="Frame_20_contents"/>
      <text:p text:style-name="Frame_20_contents"/>
      <text:p text:style-name="Frame_20_contents"><draw:control text:anchor-type="paragraph" draw:z-index="7" draw:name="Form5" draw:style-name="gr1" draw:text-style-name="P88" svg:width="8.362cm" svg:height="0.689cm" svg:x="3.621cm" svg:y="0.252cm" draw:control="control5"/></text:p>
      <text:p text:style-name="Frame_20_contents"/>
      <text:p text:style-name="P34">Compilation results</text:p>
      <text:p text:style-name="P34"><draw:control text:anchor-type="paragraph" draw:z-index="8" draw:name="Form6" draw:style-name="gr1" draw:text-style-name="P89"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8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name="Form7" draw:style-name="gr1" draw:text-style-name="P87" svg:width="0.802cm" svg:height="0.451cm" svg:x="2.33cm" svg:y="0.199cm" draw:control="control6"/><draw:control text:anchor-type="paragraph" draw:z-index="11" draw:name="Form8" draw:style-name="gr1" draw:text-style-name="P87"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name="Form9" draw:style-name="gr1" draw:text-style-name="P87" svg:width="0.802cm" svg:height="0.451cm" svg:x="2.33cm" svg:y="0.199cm" draw:control="control8"/><draw:control text:anchor-type="paragraph" draw:z-index="13" draw:name="Form10" draw:style-name="gr1" draw:text-style-name="P87" svg:width="9cm" svg:height="0.451cm" svg:x="3.692cm" svg:y="0.199cm" draw:control="control9"/>To version</text:p>
      <text:p text:style-name="Frame_20_contents"/>
      <text:p text:style-name="Frame_20_contents"/>
      <text:p text:style-name="Frame_20_contents"><draw:control text:anchor-type="paragraph" draw:z-index="14" draw:name="Form11" draw:style-name="gr1" draw:text-style-name="P88" svg:width="8.362cm" svg:height="0.689cm" svg:x="3.674cm" svg:y="0.367cm" draw:control="control10"/></text:p>
      <text:p text:style-name="Frame_20_contents"/>
      <text:p text:style-name="P34">Compilation results</text:p>
      <text:p text:style-name="Frame_20_contents"><draw:control text:anchor-type="paragraph" draw:z-index="15" draw:name="Form12" draw:style-name="gr1" draw:text-style-name="P89"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name="Form13" draw:style-name="gr1" draw:text-style-name="P87" svg:width="0.802cm" svg:height="0.451cm" svg:x="2.33cm" svg:y="0.199cm" draw:control="control11"/><draw:control text:anchor-type="paragraph" draw:z-index="18" draw:name="Form14" draw:style-name="gr1" draw:text-style-name="P87" svg:width="9cm" svg:height="0.451cm" svg:x="3.692cm" svg:y="0.199cm" draw:control="control12"/>From version</text:p>
      <text:p text:style-name="Frame_20_contents"/>
      <text:p text:style-name="Frame_20_contents"/>
      <text:p text:style-name="Frame_20_contents"><draw:control text:anchor-type="paragraph" draw:z-index="19" draw:name="Form15" draw:style-name="gr1" draw:text-style-name="P88"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name="Form16" draw:style-name="gr1" draw:text-style-name="P89" svg:width="14.001cm" svg:height="4.001cm" svg:x="0.4cm" svg:y="0.459cm" draw:control="control16"/></text:p>
      <text:p text:style-name="Frame_20_contents"/>
     </draw:text-box>
    </draw:frame></text:p>
      <text:h text:style-name="P8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841928869373994163" text:style-name="L9">
        <text:list-item>
          <text:p text:style-name="P51">Description</text:p>
        </text:list-item>
        <text:list-item>
          <text:p text:style-name="P51">Annexes</text:p>
        </text:list-item>
        <text:list-item>
          <text:p text:style-name="P51">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454837058101209970" text:style-name="L10">
        <text:list-item>
          <text:p text:style-name="P52">Script libraries (Basic, JavaScript, Python, etc) or Dialog libraries, or other non-component libraries,</text:p>
        </text:list-item>
        <text:list-item>
          <text:p text:style-name="P52">shared component libraries,</text:p>
        </text:list-item>
        <text:list-item>
          <text:p text:style-name="P52">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4831121032510031044" text:style-name="L11">
        <text:list-item>
          <text:p text:style-name="P53">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012993789490095092" text:style-name="L12">
        <text:list-item text:start-value="1">
          <text:p text:style-name="P54">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4">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3">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8776748518499198478" text:style-name="L13">
        <text:list-item>
          <text:p text:style-name="P55">A Feed file contains the internet addresses for one or more Update Information files (each for an extension).</text:p>
        </text:list-item>
        <text:list-item>
          <text:p text:style-name="P55">The Update Information File mainly contains dependency information about the new version, and :</text:p>
        </text:list-item>
      </text:list>
      <text:list xml:id="list8080077121091517812" text:style-name="L14">
        <text:list-item>
          <text:p text:style-name="P56">either the internet address to download the new version of the extension</text:p>
        </text:list-item>
        <text:list-item>
          <text:p text:style-name="P56">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745931410072720559" text:style-name="L15">
        <text:list-item text:start-value="1">
          <text:p text:style-name="P57">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7">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9"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096222288606783409" text:style-name="L16">
        <text:list-item>
          <text:p text:style-name="P58">Arg1 : <text:span text:style-name="InstructionMacro">String</text:span> : mandatory : <text:span text:style-name="InstructionMacro">"File"</text:span> or <text:span text:style-name="InstructionMacro">"Schema"</text:span></text:p>
        </text:list-item>
        <text:list-item>
          <text:p text:style-name="P58">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6974011478115618464" text:style-name="L17">
        <text:list-item>
          <text:p text:style-name="P59">Arg1 : <text:span text:style-name="InstructionMacro">String</text:span> : mandatory, type of control used for the button</text:p>
        </text:list-item>
      </text:list>
      <text:list xml:id="list808738131702554272" text:style-name="L18">
        <text:list-item>
          <text:p text:style-name="P60">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8764038184206594539" text:style-name="L19">
        <text:list-item>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74024830054312342" text:style-name="L20">
        <text:list-item text:start-value="1">
          <text:p text:style-name="P62">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2">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2">Arg1 : <text:span text:style-name="InstructionMacro">String</text:span> : mandatory ; URL path to an image file ; the path is relative to the extension folder.</text:p>
        </text:list-item>
        <text:list-item text:start-value="1">
          <text:p text:style-name="P62">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4951544600123197785" text:style-name="L21">
        <text:list-item>
          <text:p text:style-name="P63">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5039271623320244593" text:style-name="L22">
        <text:list-item>
          <text:p text:style-name="P64">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6">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6">if at installation, no license is appropriate for the locale, the first license is displayed.</text:p>
        </text:list-item>
        <text:list-item>
          <text:p text:style-name="P64">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3">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3">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3">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3">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880558188553110625" text:style-name="L23">
        <text:list-item>
          <text:p text:style-name="P65">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5">Arg1 : <text:span text:style-name="InstructionMacro">String</text:span> : mandatory ; property name</text:p>
        </text:list-item>
        <text:list-item>
          <text:p text:style-name="P65">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publisher.</text:p>
        </text:list-item>
        <text:list-item>
          <text:p text:style-name="P61">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053015659750516435" text:style-name="L24">
        <text:list-item>
          <text:p text:style-name="P66">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7348406393162237903"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66663484964467980" text:style-name="L26">
        <text:list-item text:start-value="1">
          <text:p text:style-name="P67">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7">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522406230263936690" text:style-name="L27">
        <text:list-item>
          <text:p text:style-name="P68">Arg1 : <text:span text:style-name="InstructionMacro">String</text:span> : how to find the update.xml file</text:p>
        </text:list-item>
        <text:list-item>
          <text:p text:style-name="P77"><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7"><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8">Arg2 : <text:span text:style-name="InstructionMacro">String</text:span> : how to find the oxt file</text:p>
        </text:list-item>
        <text:list-item>
          <text:p text:style-name="P77"><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7"><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8107595698816936400" text:style-name="L28">
        <text:list-item>
          <text:p text:style-name="P69">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9">Arg2 : <text:span text:style-name="InstructionMacro">String</text:span> : the library name (which is also the name of the folder containing the Basic library).</text:p>
        </text:list-item>
        <text:list-item>
          <text:p text:style-name="P69">Arg3 : <text:span text:style-name="InstructionMacro">String</text:span> : the name of the module containing the macro.</text:p>
        </text:list-item>
        <text:list-item>
          <text:p text:style-name="P69">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4795811886291953574" text:style-name="L29">
        <text:list-item>
          <text:p text:style-name="P70">Arg1 : <text:span text:style-name="InstructionMacro">String</text:span> : <text:span text:style-name="InstructionMacro">"BeanShell"</text:span></text:p>
        </text:list-item>
        <text:list-item>
          <text:p text:style-name="P70">Arg2 : <text:span text:style-name="InstructionMacro">String</text:span> : the library name (which is also the name of the folder containing the BeanShell library).</text:p>
        </text:list-item>
        <text:list-item>
          <text:p text:style-name="P70">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7875949397209277387" text:style-name="L30">
        <text:list-item>
          <text:p text:style-name="P71">Arg1 : <text:span text:style-name="InstructionMacro">String</text:span> : <text:span text:style-name="InstructionMacro">"JavaScript"</text:span></text:p>
        </text:list-item>
        <text:list-item>
          <text:p text:style-name="P71">Arg2 : <text:span text:style-name="InstructionMacro">String</text:span> : the library name (which is also the name of the folder containing the JavaScript library).</text:p>
        </text:list-item>
        <text:list-item>
          <text:p text:style-name="P71">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6053975602965330471" text:style-name="L31">
        <text:list-item>
          <text:p text:style-name="P72">Arg1 : <text:span text:style-name="InstructionMacro">String</text:span> : <text:span text:style-name="InstructionMacro">"Java"</text:span></text:p>
        </text:list-item>
        <text:list-item>
          <text:p text:style-name="P72">Arg2 : <text:span text:style-name="InstructionMacro">String</text:span> : the library name (which is also the name of the folder containing the Java library).</text:p>
        </text:list-item>
        <text:list-item>
          <text:p text:style-name="P72">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2">Arg1 : <text:span text:style-name="InstructionMacro">String</text:span> : <text:span text:style-name="InstructionMacro">"Python"</text:span></text:p>
        </text:list-item>
        <text:list-item>
          <text:p text:style-name="P72">Arg2 : <text:span text:style-name="InstructionMacro">String</text:span> : the path to the Python file, relative to the extension folder</text:p>
        </text:list-item>
        <text:list-item>
          <text:p text:style-name="P72">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6330029635895747633" text:style-name="L32">
        <text:list-item>
          <text:p text:style-name="P73">Arg1 : <text:span text:style-name="InstructionMacro">String</text:span> : ""</text:p>
        </text:list-item>
        <text:list-item>
          <text:p text:style-name="P73">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7354364585955191727"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8"><text:span text:style-name="InstructionMacro">"Basic"</text:span> : folder containing the Basic Library (code and dialog modules)</text:p>
        </text:list-item>
        <text:list-item>
          <text:p text:style-name="P78"><text:span text:style-name="InstructionMacro">"Dialog"</text:span> : folder containing the Dialog Library (dialog modules only)</text:p>
        </text:list-item>
        <text:list-item>
          <text:p text:style-name="P78"><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8"><text:span text:style-name="InstructionMacro">"Python"</text:span> : folder containing the python file(s) containing the script(s)</text:p>
        </text:list-item>
        <text:list-item>
          <text:p text:style-name="P78"><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8418749561983822158" text:style-name="L34">
        <text:list-item>
          <text:p text:style-name="P74">first create the library in My Macros with the user interface, and test your routines ;</text:p>
        </text:list-item>
        <text:list-item>
          <text:p text:style-name="P74">copy the folder that OOo created from your <text:span text:style-name="InstructionMacro">user/</text:span> folder to your extension folder ; for Basic, use the « Export as Basic library » facility</text:p>
        </text:list-item>
        <text:list-item>
          <text:p text:style-name="P74">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2">Arg1 : <text:span text:style-name="InstructionMacro">String</text:span> : begins with <text:span text:style-name="InstructionMacro">"media-type="</text:span> followed by the complete media type string</text:p>
        </text:list-item>
        <text:list-item>
          <text:p text:style-name="P72">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0" text:outline-level="1"><text:bookmark-start text:name="__RefHeading__78142_325084090"/>Data used by extension <text:file-name text:display="name">yw-cnv</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yWriter project import and export</text:p>
      <text:p text:style-name="tooltipText"/>
      <text:p text:style-name="tooltipLang"><text:bookmark-start text:name="__RefHeading__44467_325084090"/>Tooltip de<text:bookmark-end text:name="__RefHeading__44467_325084090"/></text:p>
      <text:p text:style-name="descrText">yWriter-Projekt importieren und exportier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yWriter project import and export.<text:line-break/><text:soft-page-break/> <text:line-break/>Import from yw7 project:<text:line-break/>- Generate a "standard manuscript" formatted OpenDocument textfile from an yWriter 7 project.<text:line-break/><text:line-break/>Proof reading:<text:line-break/>- Import an yWriter 7 project into an OpenDocument file with chapter and scene markers.<text:line-break/>- Write back the proofread scenes to the yWriter 7 project file.<text:line-break/><text:line-break/>World building lists:<text:line-break/>- Generate character, location and item lists as OpenDocument spreadsheets.<text:line-break/>- Write back modified lists.<text:line-break/><text:line-break/>Cross references:<text:line-break/>- Generate an OpenDocument textfile with cross references such as scenes per character, scenes per tag etc.<text:line-break/><text:line-break/>Export to a yw7 project:<text:line-break/>- Generate a new yWriter 7 project from a work in progress or an outline.<text:line-break/><text:line-break/>Adds a submenu in the "File" menu.</text:p>
      <text:p text:style-name="descrLang"><text:bookmark-start text:name="__RefHeading__78156_325084090"/>Description de<text:bookmark-end text:name="__RefHeading__78156_325084090"/></text:p>
      <text:p text:style-name="descrText">yWriter-Projekt importieren und exportieren.<text:line-break/><text:line-break/>Aus einem yw7 Projekt importieren:<text:line-break/>- Eine mit "Normseiten" formatierte OpenDocument Textdatei aus einem yWriter 7 Projekt erzeugen.<text:line-break/><text:line-break/>Korrekturlesen:<text:line-break/>- Ein yWriter 7 Projekt in eine OpenDocument-Datei mit Kapitel- und Szenenmarkierungen importieren.<text:line-break/>- Korrekturgelesene Szenen in die yWriter 7 Projektdatei zurückschreiben.<text:line-break/><text:line-break/>Weltenbau-Listen:<text:line-break/>- Figuren-, Schauplatz- und Gegenstandslisten als OpenDocument-Tabellen importieren.<text:line-break/>- Geänderte Listen zurückschreiben.<text:line-break/><text:line-break/>Querverweise:<text:line-break/>- Eine OpenDocument Textdatei mit Querverweisen wie Szenen mit Figur, Szenen mit Tag usw. erzeugen. <text:s/><text:line-break/><text:line-break/>In ein yw7 Projekt exportieren:<text:line-break/>- Ein neues yWriter 7 Projekt aus einem Text (work in progress) oder einer Dokumentenstruktur (outline) erzeugen.<text:line-break/><text:line-break/>Fügt ein Untermenü im Menü "Datei" hinzu.<text:line-break/></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ext:soft-page-break/>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111888947761542709" text:style-name="L35">
        <text:list-item>
          <text:p text:style-name="P75">Create a Writer file containing the licenses (possibly in several languages). You can of course have a Table of Contents and use formatting. </text:p>
        </text:list-item>
        <text:list-item>
          <text:p text:style-name="P75">In order to provide a read-only text, convert the Writer file to PDF and store the PDF in the folder dedicated to your extension. </text:p>
        </text:list-item>
        <text:list-item>
          <text:p text:style-name="P75">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text:s/>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8847385246235425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249710402068694517"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8972968927274175180"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2">Arguments of an index</text:p>
      <text:list xml:id="list34606103" text:continue-numbering="true" text:style-name="hlp_5f_list_5f_dot">
        <text:list-item>
          <text:p text:style-name="hlp_5f_list_5f_dot"><text:soft-page-break/>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49973603166455540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3">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3">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3">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6464562295299423063" text:style-name="hlp_5f_tipimg">
        <text:list-item>
          <text:p text:style-name="hlp_5f_tip">A control in a form can also use this URL in its property Help URL.</text:p>
        </text:list-item>
      </text:list>
      <text:p text:style-name="hlp_5f_head3">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6039168476489804436"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2">Style hlp_head3</text:p>
      <text:p text:style-name="hlp_5f_head3">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2">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2">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18</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text:soft-page-break/>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20</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2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text:soft-page-break/>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20</dc:date>
     <text:p>internal</text:p>
     <text:p>Page2</text:p>
     <text:p/>
    </office:annotation>Paragraph styles</text:p>
      <text:p text:style-name="P28"><office:annotation>
     <dc:creator>BM</dc:creator>
     <dc:date>2008-03-13T00:00:00.20</dc:date>
     <text:p>internal</text:p>
     <text:p>Page7</text:p>
     <text:p/>
    </office:annotation>Hyperlinks</text:p>
      <text:p text:style-name="hlp_5f_paragraph"><text:span text:style-name="T14"><office:annotation>
      <dc:creator>BM</dc:creator>
      <dc:date>2008-03-13T00:00:00.20</dc:date>
      <text:p>internal</text:p>
      <text:p>Page3</text:p>
      <text:p/>
     </office:annotation></text:span><text:span text:style-name="T14">Text formatting</text:span></text:p>
      <text:p text:style-name="P28"><office:annotation>
     <dc:creator>BM</dc:creator>
     <dc:date>2008-03-26T00:00:00.2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text:soft-page-break/>Here is an example of a link <office:annotation>
     <dc:creator>BM</dc:creator>
     <dc:date>2008-03-13T00:00:00.20</dc:date>
     <text:p>internal</text:p>
     <text:p>Page2</text:p>
     <text:p>codes</text:p>
     <text:p/>
    </office:annotation><text:span text:style-name="T14">to the bottom of page 2</text:span>.</text:p>
      <text:p text:style-name="hlp_5f_head2">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21</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21</dc:date>
     <text:p>external</text:p>
     <text:p>text/swriter/main0210.xhp</text:p>
     <text:p/>
    </office:annotation><text:span text:style-name="T14">Preview topic</text:span> </text:p>
      <text:p text:style-name="hlp_5f_paragraph">This hyperlink displays <text:s/><office:annotation>
     <dc:creator>BM</dc:creator>
     <dc:date>2008-03-15T00:00:00.21</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4624419" text:continue-list="list388473852462354252" text:style-name="hlp_5f_tag">
        <text:list-item text:start-value="1">
          <text:p text:style-name="hlp_5f_tag">index = Help editing;Images</text:p>
        </text:list-item>
      </text:list>
      <text:p text:style-name="hlp_5f_head1"><text:soft-page-break/>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34610495" text:continue-list="list34606103"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22</dc:date>
     <text:p text:style-name="P86"><text:span text:style-name="T23">image</text:span></text:p>
     <text:p text:style-name="P86"><text:span text:style-name="T23">Images/Help/dontfeedtrolls.gif</text:span></text:p>
     <text:p text:style-name="P86"><text:span text:style-name="T23">icon</text:span></text:p>
     <text:p text:style-name="P86"><text:span text:style-name="T23"/></text:p>
    </office:annotation> within a text.</text:p>
      <text:p text:style-name="hlp_5f_paragraph"><text:line-break/><text:line-break/>Now a bigger image in a blank line.</text:p>
      <text:p text:style-name="hlp_5f_paragraph"><office:annotation>
     <dc:creator>Bernard Marcelly</dc:creator>
     <dc:date>2009-01-24T10:50:50.22</dc:date>
     <text:p text:style-name="P86"><text:span text:style-name="T23">image</text:span></text:p>
     <text:p text:style-name="P86"><text:span text:style-name="T23">Images/Help/sailingShip.wmf</text:span></text:p>
     <text:p text:style-name="P86"><text:span text:style-name="T23">Old sailing ship</text:span></text:p>
     <text:p text:style-name="P86"><text:span text:style-name="T23"/></text:p>
    </office:annotation></text:p>
      <text:p text:style-name="hlp_5f_paragraph"/>
      <text:p text:style-name="hlp_5f_paragraph"><text:line-break/><text:line-break/>Finally an image<office:annotation>
     <dc:creator>Bernard Marcelly</dc:creator>
     <dc:date>2009-01-24T20:53:22.23</dc:date>
     <text:p text:style-name="P86"><text:span text:style-name="T23">imageOOo</text:span></text:p>
     <text:p text:style-name="P86"><text:span text:style-name="T23">sd/res/get1obj.png</text:span></text:p>
    </office:annotation> from OpenOffice resources</text:p>
      <text:p text:style-name="hlp_5f_page">Page10 : Creating the Help tree</text:p>
      <text:list xml:id="list34605776" text:continue-list="list34624419" text:style-name="hlp_5f_tag">
        <text:list-item text:start-value="1">
          <text:p text:style-name="hlp_5f_tag">index = Help editing;Help Tree</text:p>
        </text:list-item>
      </text:list>
      <text:p text:style-name="hlp_5f_head1"><text:soft-page-break/>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text:soft-page-break/>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yw-cnv</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yWriter Import/Export</text:p>
      <text:p text:style-name="hlp_5f_head1">The yw-cnv extension for LibreOffice: Import and export yWriter 7 projects</text:p>
      <text:p text:style-name="hlp_5f_head2">yWriter5 style proof reading</text:p>
      <text:p text:style-name="hlp_5f_head3">Load yWriter 7 chapters and scenes into an OpenDocument file with chapter and scene markers.</text:p>
      <text:p text:style-name="hlp_5f_paragraph">Please consider the following conventions:</text:p>
      <text:list xml:id="list34611741" text:continue-list="list34610495" text:style-name="hlp_5f_list_5f_dot">
        <text:list-item>
          <text:p text:style-name="hlp_5f_list_5f_dot">Text markup: Bold and italics are supported. Other highlighting such as underline and strikethrough are lost.</text:p>
        </text:list-item>
        <text:list-item>
          <text:p text:style-name="hlp_5f_list_5f_dot">All chapters and scenes will be exported, whether "used" or "unused".</text:p>
        </text:list-item>
      </text:list>
      <text:p text:style-name="hlp_5f_paragraph">Back up your yWriter project and close yWriter before.</text:p>
      <text:p text:style-name="hlp_5f_paragraph">The proof read document is placed in the same folder as the yWriter project.</text:p>
      <text:p text:style-name="hlp_5f_paragraph">Document's filename: <text:span text:style-name="hlp_5f_emph">&lt;yW project name&gt;_proof.odt</text:span>.</text:p>
      <text:p text:style-name="hlp_5f_head3">Write back the proofread scenes to the yWriter 7 project file.</text:p>
      <text:p text:style-name="hlp_5f_paragraph">The yWriter 7 project to rewrite must exist in the same folder as the document.</text:p>
      <text:p text:style-name="hlp_5f_paragraph">If both yw6 and yw7 project files exist, yw7 is rewritten. </text:p>
      <text:p text:style-name="hlp_5f_head2">Import from yw7 project</text:p>
      <text:p text:style-name="hlp_5f_head3">Generate a "standard manuscript pages" formatted OpenDocument textfile from an yWriter 7 project.</text:p>
      <text:p text:style-name="hlp_5f_paragraph">The document is placed in the same folder as the yWriter project.</text:p>
      <text:p text:style-name="hlp_5f_paragraph">Document's filename: <text:span text:style-name="hlp_5f_emph">&lt;yW project name&gt;.odt</text:span>.</text:p>
      <text:p text:style-name="hlp_5f_paragraph">The document contains chapter <text:span text:style-name="hlp_5f_emph">[ChID:x]</text:span> and scene <text:span text:style-name="hlp_5f_emph">[ScID:y]</text:span> markers according to yWriter 5 standard. <text:span text:style-name="hlp_5f_emph">Do not touch lines containing the markers </text:span>if you want to be able to reimport the document into yWriter.</text:p>
      <text:p text:style-name="hlp_5f_head2">Create a new yw7 project </text:p>
      <text:p text:style-name="hlp_5f_head3">Generate a new yWriter 7 project from a work in progress or an outline:</text:p>
      <text:p text:style-name="hlp_5f_paragraph">The new yWriter project is placed in the same folder as the document.</text:p>
      <text:p text:style-name="hlp_5f_paragraph">yWriter project's filename: <text:span text:style-name="hlp_5f_emph">&lt;document name&gt;.yw7</text:span>.</text:p>
      <text:p text:style-name="hlp_5f_paragraph">Existing yWriter 7 projects will not be overwritten.</text:p>
      <text:p text:style-name="hlp_5f_paragraph"><text:soft-page-break/></text:p>
      <text:p text:style-name="hlp_5f_head5">Formatting a work in progress:</text:p>
      <text:p text:style-name="hlp_5f_paragraph">A work in progress has no third level heading.</text:p>
      <text:list xml:id="list34619058"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P83"><text:span text:style-name="hlp_5f_emph">* * *</text:span> <text:s/>--&gt; <text:s/>Scene divider (unless there is a heading).</text:p>
        </text:list-item>
        <text:list-item>
          <text:p text:style-name="P83">All other text is considered to be scene content.</text:p>
        </text:list-item>
      </text:list>
      <text:p text:style-name="hlp_5f_head5">Formatting an outline:</text:p>
      <text:p text:style-name="hlp_5f_paragraph">An outline has at least one third level heading.</text:p>
      <text:list xml:id="list34634306"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hlp_5f_list_5f_dot"><text:span text:style-name="hlp_5f_emph">Heading 3</text:span> --&gt; <text:s/>New scene title.</text:p>
        </text:list-item>
        <text:list-item>
          <text:p text:style-name="hlp_5f_list_5f_dot">All other text is considered to be chapter/scene description.</text:p>
        </text:list-item>
      </text:list>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yw-cnv</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1</text:page-number>/<text:page-count>51</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1" meta:paragraph-count="1257" meta:word-count="13738" meta:character-count="85131"/>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yw-cnv", "0.99.0") 

  setExtensionDescription("en, de")
  setDisplayName("en", "yw-cnv - yWriter support for LibreOffice.")
  setDisplayName("de", "yw-cnv - yWriter-Unterstützung für LibreOffice.")
  setTooltip("en, de", "en") ' deprecated ! starting from 3.1,use instead setExtensionDescription
  
  setPublisherName("en", "Peter Triesberger", "https://github.com/peter88213")
  setLicense("en")

  beginUpdateInformation("direct", "direct") 
	setUpdateSource("https://raw.githubusercontent.com/peter88213/yw-cnv/main/", "https://raw.githubusercontent.com/peter88213/yw-cnv/main/dist/")
  endUpdateInformation
  
endDescription  



beginAnnexes 
  useLibrary("Python", "yw-cnv/")
endAnnexes

beginAddonUI


  beginOfficeHelp
	   beginTitles
	  	setTitle("yWriter Import/Export Help", "en")
    	setTitle("yWriter Import/Export Hilfe", "de")
      endTitles
      setURL("Python", "help/help.py", "show_help")
  endOfficeHelp

  beginOfficeMenuBarMerging  

    beginMergeInstruction("StartModule, Writer, Calc")
    
      setMergePoint(".uno:PickList\.uno:Save", "AddBefore", "Ignore")
      
      beginMergeItems
      
        addSeparator
        
		beginCommand
            beginTitles("Writer, Calc")
		 	    setTitle("Export to yWriter", "en")
		        setTitle("Zu yWriter exportieren", "de")
            endTitles
            setURL("Python", "yw-cnv/cnvyw.py", "export_yw")
		endCommand

		addSeparator
		
        beginMenu

          beginTitles
	 	    setTitle("Import from yWriter", "en")
	        setTitle("Von yWriter importieren", "de")
          endTitles
		  
          beginMenuItems

			beginCommand
	            beginTitles
			 	    setTitle("Import from yWriter", "en")
			        setTitle("Von yWriter importieren", "de")
	            endTitles
	            setURL("Python", "yw-cnv/cnvyw.py", "import_yw")
			endCommand

			beginCommand
	            beginTitles
			 	    setTitle("Import from yWriter for proof reading", "en")
			        setTitle("Von yWriter zum Korrekturlesen importieren", "de")
	            endTitles
	            setURL("Python", "yw-cnv/cnvyw.py", "proof_yw")
			endCommand

       		addSeparator
			
			beginCommand
	            beginTitles
			 	    setTitle("Brief Synopsis", "en")
			 	    setTitle("Kurze Zusammenfassung", "de")
	            endTitles
	            setURL("Python", "yw-cnv/cnvyw.py", "get_brf_synopsis")
			endCommand
	
       		addSeparator
			
			beginCommand
	            beginTitles
			 	    setTitle("Character list", "en")
			 	    setTitle("Figurenliste", "de")
	            endTitles
	            setURL("Python", "yw-cnv/cnvyw.py", "get_charlist")
			endCommand
	
			beginCommand
	            beginTitles
			 	    setTitle("Location list", "en")
			 	    setTitle("Schauplatzliste", "de")
	            endTitles
	            setURL("Python", "yw-cnv/cnvyw.py", "get_loclist")
			endCommand
	
			beginCommand
	            beginTitles
			 	    setTitle("Item list", "en")
			 	    setTitle("Gegenstandsliste", "de")            
			 	endTitles
	            setURL("Python", "yw-cnv/cnvyw.py", "get_itemlist")
			endCommand
			
        	addSeparator

			beginCommand
	            beginTitles
			 	    setTitle("Cross references", "en")
			 	    setTitle("Querverweise", "de")            
			 	endTitles
	            setURL("Python", "yw-cnv/cnvyw.py", "get_xref")
			endCommand
			
        	addSeparator
        	
			beginCommand
	            beginTitles
			 	    setTitle("Help", "en")
			        setTitle("Hilfe", "de")
	            endTitles
	            setURL("Python", "help/help.py", "show_help")
			endCommand
        
         addSeparator
        		
		 beginMenu	 
		     beginTitles
			    setTitle("Advanced features", "en")
			    setTitle("Für Fortgeschrittene", "de")
			 endTitles
			
		     beginMenuItems
	  
				beginCommand
			    	beginTitles
				 	    setTitle("Manuscript with chapter and scene sections", "en")
			 	    	setTitle("Manuskript mit Kapitel- und Szenenbereichen", "de")
			        endTitles
			        setURL("Python", "yw-cnv/cnvyw.py", "get_manuscript")
				endCommand
			
				beginCommand
			        beginTitles
				 	    setTitle("Scene descriptions", "en")
			 	    	setTitle("Szenebeschreibungen", "de")
			        endTitles
			        setURL("Python", "yw-cnv/cnvyw.py", "get_scenedesc")
				endCommand
			
				beginCommand
			        beginTitles
				 	    setTitle("Chapter descriptions", "en")
				 	    setTitle("Kapitelbeschreibungen", "de")
			        endTitles
			        setURL("Python", "yw-cnv/cnvyw.py", "get_chapterdesc")
				endCommand
			
				beginCommand
			        beginTitles
				 	    setTitle("Part descriptions", "en")
				 	    setTitle("Teilebeschreibungen", "de")		            
			        endTitles
			        setURL("Python", "yw-cnv/cnvyw.py", "get_partdesc")
				endCommand
			
			      	addSeparator
			      	
				beginCommand
			        beginTitles
				 	    setTitle("Character descriptions", "en")
				 	    setTitle("Figurenbeschreibungen", "de")		            
			        endTitles
			        setURL("Python", "yw-cnv/cnvyw.py", "get_chardesc")
				endCommand
			
				beginCommand
			        beginTitles
				 	    setTitle("Location descriptions", "en")
				 	    setTitle("Schauplatzbeschreibungen", "de")		            
			        endTitles
			        setURL("Python", "yw-cnv/cnvyw.py", "get_locdesc")
				endCommand
			
				beginCommand
			        beginTitles
				 	    setTitle("Item descriptions", "en")
				 	    setTitle("Gegenstandsbeschreibungen", "de")		            
			        endTitles
			        setURL("Python", "yw-cnv/cnvyw.py", "get_itemdesc")
				endCommand
			
			    addSeparator
			
				beginCommand
			        beginTitles
				 	    setTitle("Scene list", "en")
				 	    setTitle("Szenenliste", "de")		            
			        endTitles
			        setURL("Python", "yw-cnv/cnvyw.py", "get_scenelist")
				endCommand		
			
				beginCommand
			        beginTitles
				 	    setTitle("Notes chapters", "en")
				 	    setTitle("Notizen-Kapitel", "de")		            
			        endTitles
			        setURL("Python", "yw-cnv/cnvyw.py", "get_notes")
				endCommand
	
				beginCommand
			        beginTitles
				 	    setTitle("Todo chapters", "en")
				 	    setTitle("Planungs-Kapitel", "de")		            
			        endTitles
			        setURL("Python", "yw-cnv/cnvyw.py", "get_todo")
				endCommand
	
	      		addSeparator
	
				beginCommand
			        beginTitles
				 	    setTitle("Help", "en")
			        	setTitle("Hilfe", "de")
			        endTitles
			        setURL("Python", "help/help.py", "show_adv_help")
				endCommand
			
				endMenuItems
		
		 	endMenu

          endMenuItems
          
        endMenu

        addSeparator

      endMergeItems
      
    endMergeInstruction

      
    beginMergeInstruction("Writer")
      	setMergePoint(".uno:FormatMenu\.uno:PageDialog", "AddAfter", "AddLast") 

      	beginMergeItems
      
        	addSeparator
        	
			beginCommand
	            beginTitles
			 	    setTitle("Replace scene dividers with blank lines", "en")
			        setTitle("Szenentrenner durch Leerzeilen ersetzen", "de")
	            endTitles
				    setURL("Python", "yw-cnv/cnvyw.py", "to_blank_lines")
			endCommand
   	     
			beginCommand
	            beginTitles
			 	    setTitle("Indent paragraphs that start with '&gt; '", "en")
			        setTitle("Absätze einrücken, die mit '&gt; ' beginnen", "de")
	            endTitles
	    			setURL("Python", "yw-cnv/cnvyw.py", "indent_paragraphs")
			endCommand
             	
			beginCommand
	            beginTitles
			 	    setTitle("Replace list strokes with bullets", "en")
			        setTitle("Aufzählungsstriche ersetzen", "de")
	            endTitles
	    			setURL("Python", "yw-cnv/cnvyw.py", "replace_bullets")
			endCommand

        	addSeparator	   	     

      	endMergeItems      
      
    endMergeInstruction

  endOfficeMenuBarMerging




  beginAddonMenu

    beginMenu

      beginTitles
	      setTitle("yWriter Import/Export")
      endTitles

      beginMenuItems
   
		beginCommand
            beginTitles("Writer, Calc")
		 	    setTitle("Export to yWriter", "en")
		        setTitle("Zu yWriter exportieren", "de")
            endTitles
            setURL("Python", "yw-cnv/cnvyw.py", "export_yw")

		endCommand

       	addSeparator

		beginCommand
            beginTitles
		 	    setTitle("Import from yWriter", "en")
		        setTitle("von yWriter importieren", "de")
            endTitles
            setURL("Python", "yw-cnv/cnvyw.py", "import_yw")

		endCommand
		
		beginCommand
            beginTitles
		 	    setTitle("Import from yWriter for proof reading", "en")
		        setTitle("von yWriter zum Korrekturlesen importieren", "de")
            endTitles
            setURL("Python", "yw-cnv/cnvyw.py", "proof_yw")

		endCommand
		
      	addSeparator
		
		beginCommand
            beginTitles
		 	    setTitle("Brief Synopsis", "en")
		 	    setTitle("Kurze Zusammenfassung", "de")
            endTitles
            setURL("Python", "yw-cnv/cnvyw.py", "get_brf_synopsis")
		endCommand

      	addSeparator
       	
       	beginCommand
            beginTitles
		 	    setTitle("Character list", "en")
		 	    setTitle("Figurenliste", "de")
            endTitles
            setURL("Python", "yw-cnv/cnvyw.py", "get_charlist")
		endCommand

		beginCommand
            beginTitles
		 	    setTitle("Location list", "en")
		 	    setTitle("Schauplatzliste", "de")
            endTitles
            setURL("Python", "yw-cnv/cnvyw.py", "get_loclist")
		endCommand

		beginCommand
            beginTitles
		 	    setTitle("Item list", "en")
		 	    setTitle("Gegenstandsliste", "de")            
		 	endTitles
            setURL("Python", "yw-cnv/cnvyw.py", "get_itemlist")
		endCommand

       	addSeparator

		beginCommand
            beginTitles
		 	    setTitle("Cross references", "en")
		 	    setTitle("Querverweise", "de")            
		 	endTitles
            setURL("Python", "yw-cnv/cnvyw.py", "get_xref")
		endCommand
			
       	addSeparator		
		
		beginCommand
            beginTitles
		 	    setTitle("Help", "en")
		        setTitle("Hilfe", "de")
            endTitles
            setURL("Python", "help/help.py", "show_help")
		endCommand
		
        addSeparator
        		
	    beginMenu
	      beginTitles
		    setTitle("Advanced features", "en")
			setTitle("Für Fortgeschrittene", "de")
	      endTitles
	
	      beginMenuItems
	   
			beginCommand
	            beginTitles
			 	    setTitle("Manuscript with chapter and scene sections", "en")
				 	setTitle("Manuskript mit Kapitel- und Szenenbereichen", "de")
	            endTitles
	            setURL("Python", "yw-cnv/cnvyw.py", "get_manuscript")
			endCommand

			beginCommand
	            beginTitles
			 	    setTitle("Scene descriptions", "en")
				 	setTitle("Szenebeschreibungen", "de")
	            endTitles
	            setURL("Python", "yw-cnv/cnvyw.py", "get_scenedesc")
			endCommand

			beginCommand
	            beginTitles
			 	    setTitle("Chapter descriptions", "en")
				 	setTitle("Kapitelbeschreibungen", "de")
	            endTitles
	            setURL("Python", "yw-cnv/cnvyw.py", "get_chapterdesc")
			endCommand

			beginCommand
	            beginTitles
			 	    setTitle("Part descriptions", "en")
				 	setTitle("Teilebeschreibungen", "de")		            
	            endTitles
	            setURL("Python", "yw-cnv/cnvyw.py", "get_partdesc")
			endCommand

        	addSeparator
        	
			beginCommand
	            beginTitles
			 	    setTitle("Character descriptions", "en")
				 	setTitle("Figurenbeschreibungen", "de")		            
	            endTitles
	            setURL("Python", "yw-cnv/cnvyw.py", "get_chardesc")
			endCommand

			beginCommand
	            beginTitles
			 	    setTitle("Location descriptions", "en")
				 	setTitle("Schauplatzbeschreibungen", "de")		            
	            endTitles
	            setURL("Python", "yw-cnv/cnvyw.py", "get_locdesc")
			endCommand

			beginCommand
	            beginTitles
			 	    setTitle("Item descriptions", "en")
				 	setTitle("Gegenstandsbeschreibungen", "de")		            
	            endTitles
	            setURL("Python", "yw-cnv/cnvyw.py", "get_itemdesc")
			endCommand

        	addSeparator

			beginCommand
	            beginTitles
			 	    setTitle("Scene list", "en")
				 	setTitle("Szenenliste", "de")		            
	            endTitles
	            setURL("Python", "yw-cnv/cnvyw.py", "get_scenelist")
			endCommand


			beginCommand
	            beginTitles
			 	    setTitle("Notes chapters", "en")
				 	setTitle("Notizen-Kapitel", "de")		            
	            endTitles
	            setURL("Python", "yw-cnv/cnvyw.py", "get_notes")
			endCommand

				beginCommand
			        beginTitles
				 	    setTitle("Todo chapters", "en")
				 	    setTitle("Planungs-Kapitel", "de")		            
			        endTitles
			        setURL("Python", "yw-cnv/cnvyw.py", "get_todo")
				endCommand
	
        	addSeparator

			beginCommand
	            beginTitles
			 	    setTitle("Help", "en")
		        	setTitle("Hilfe", "de")
	            endTitles
	            setURL("Python", "help/help.py", "show_adv_help")
			endCommand
			
		endMenuItems
		
	  endMenu

      addSeparator
      	
	  beginCommand
          beginTitles
		 	  setTitle("Replace scene dividers with blank lines", "en")
		      setTitle("Szenentrenner durch Leerzeilen ersetzen", "de")
          endTitles
		  setURL("Python", "yw-cnv/cnvyw.py", "to_blank_lines")
	  endCommand

		beginCommand
        	beginTitles
	 	    	setTitle("Indent paragraphs that start with '&gt; '", "en")
	        	setTitle("Absätze einrücken, die mit '&gt; ' beginnen", "de")
        	endTitles
   			setURL("Python", "yw-cnv/cnvyw.py", "indent_paragraphs")
		endCommand
	
		beginCommand
            beginTitles
		 	    setTitle("Replace list strokes with bullets", "en")
		        setTitle("Aufzählungsstriche ersetzen", "de")
            endTitles
    		setURL("Python", "yw-cnv/cnvyw.py", "replace_bullets")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